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15F971DF6062FB2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cm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stroke="solid" svg:stroke-color="#000000" draw:fill="solid" draw:fill-color="#000000" fo:min-height="11.929cm"/>
    </style:style>
    <style:style style:name="pr8" style:family="presentation" style:parent-style-name="Default-outline1">
      <style:graphic-properties draw:stroke="solid" svg:stroke-color="#000000" draw:fill="solid" draw:fill-color="#ffffff" fo:min-height="11.929cm"/>
    </style:style>
    <style:style style:name="pr9" style:family="presentation" style:parent-style-name="Default-outline1">
      <style:graphic-properties draw:stroke="solid" svg:stroke-color="#000000" draw:fill="solid" draw:fill-color="#ffffcc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000000"/>
      <style:text-properties fo:color="#dddddd" style:font-name="Courier 10 Pitch1" fo:font-size="24pt" style:font-size-asian="32pt" style:font-size-complex="32pt"/>
    </style:style>
    <style:style style:name="P6" style:family="paragraph">
      <loext:graphic-properties draw:fill="solid" draw:fill-color="#ffffff"/>
      <style:text-properties style:font-name="Courier 10 Pitch1"/>
    </style:style>
    <style:style style:name="P7" style:family="paragraph">
      <loext:graphic-properties draw:fill="solid" draw:fill-color="#ffffff"/>
      <style:text-properties style:font-name="Courier 10 Pitch1" fo:font-size="28pt" style:font-size-asian="28pt" style:font-size-complex="28pt"/>
    </style:style>
    <style:style style:name="P8" style:family="paragraph">
      <loext:graphic-properties draw:fill="solid" draw:fill-color="#ffffcc"/>
      <style:text-properties style:font-name="Courier 10 Pitch1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color="#dddddd" style:font-name="Courier 10 Pitch1" fo:font-size="24pt" style:font-size-asian="32pt" style:font-size-complex="32pt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28pt" style:font-size-asian="28pt" style:font-size-complex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654cm" svg:height="5.221cm" svg:x="1.27cm" svg:y="-0.02cm" presentation:class="title" presentation:user-transformed="true">
          <draw:text-box>
            <text:p>Running jobs on the Peregrine computer cluster</text:p>
          </draw:text-box>
        </draw:frame>
        <draw:frame presentation:style-name="pr2" draw:text-style-name="P1" draw:layer="layout" svg:width="27.432cm" svg:height="12.179cm" svg:x="0.254cm" svg:y="4.914cm" presentation:class="subtitle" presentation:user-transformed="true">
          <draw:text-box>
            <text:p>© 2017 Richel Bilderbeek</text:p>
          </draw:text-box>
        </draw:frame>
        <draw:frame draw:style-name="gr1" draw:text-style-name="P2" draw:layer="layout" svg:width="13.157cm" svg:height="0.962cm" svg:x="7.366cm" svg:y="11.738cm">
          <draw:text-box>
            <text:p><text:a xlink:href="https://github.com/richelbilderbeek/Peregrine" xlink:type="simple">https://github.com/richelbilderbeek/Peregrine</text:a></text:p>
          </draw:text-box>
        </draw:frame>
        <draw:frame draw:style-name="gr2" draw:text-style-name="P3" draw:layer="layout" svg:width="2.908cm" svg:height="1.016cm" svg:x="24.638cm" svg:y="19.558cm">
          <draw:image xlink:href="Pictures/100002010000003C00000015F971DF6062FB29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, Why, Mast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ill show how to set up one to many jobs (without dependencies)</text:p>
              </text:list-item>
              <text:list-item>
                <text:p>Starting each job manually is tedius</text:p>
              </text:list-item>
              <text:list-item>
                <text:p>You can create one to many jobs</text:p>
                <text:p/>
              </text:list-item>
              <text:list-item>
                <text:p>Not: running jobs that are dependent on ano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#1</text:p>
              </text:list-item>
              <text:list-item>
                <text:p>Job without replicates</text:p>
              </text:list-item>
              <text:list-item>
                <text:p>bash #2</text:p>
              </text:list-item>
              <text:list-item>
                <text:p>Job with replicates</text:p>
              </text:list-item>
              <text:list-item>
                <text:p>bash #3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‘Job without dependencies’ is not a true pipeline yet, as it does not have the output of one program as input of the next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bash #1</text:p>
              </text:list-header>
            </text:list>
          </draw:text-box>
        </draw:frame>
        <draw:frame presentation:style-name="pr7" draw:text-style-name="P5" draw:layer="layout" svg:width="26.67cm" svg:height="1.182cm" svg:x="0.508cm" svg:y="4.914cm" presentation:class="outline" presentation:user-transformed="true">
          <draw:text-box>
            <text:list text:style-name="L2">
              <text:list-header>
                <text:p><text:span text:style-name="T1">echo "Hello world"</text:span></text:p>
              </text:list-header>
            </text:list>
          </draw:text-box>
        </draw:frame>
        <draw:frame presentation:style-name="pr7" draw:text-style-name="P5" xml:id="id16" draw:id="id16" draw:layer="layout" svg:width="26.67cm" svg:height="1.182cm" svg:x="0.508cm" svg:y="11.176cm" presentation:class="outline" presentation:user-transformed="true">
          <draw:text-box>
            <text:list text:style-name="L2">
              <text:list-header>
                <text:p><text:span text:style-name="T1">echo "Hello world" &gt; tmp.txt</text:span></text:p>
              </text:list-header>
            </text:list>
          </draw:text-box>
        </draw:frame>
        <draw:frame presentation:style-name="pr7" draw:text-style-name="P5" xml:id="id18" draw:id="id18" draw:layer="layout" svg:width="26.67cm" svg:height="1.27cm" svg:x="0.508cm" svg:y="14.478cm" presentation:class="outline" presentation:user-transformed="true">
          <draw:text-box>
            <text:list text:style-name="L2">
              <text:list-header>
                <text:p><text:span text:style-name="T1">cat tmp.txt</text:span></text:p>
              </text:list-header>
            </text:list>
          </draw:text-box>
        </draw:frame>
        <draw:frame presentation:style-name="pr7" draw:text-style-name="P5" xml:id="id20" draw:id="id20" draw:layer="layout" svg:width="26.67cm" svg:height="1.27cm" svg:x="0.508cm" svg:y="17.526cm" presentation:class="outline" presentation:user-transformed="true">
          <draw:text-box>
            <text:list text:style-name="L2">
              <text:list-header>
                <text:p><text:span text:style-name="T1">./run.sh</text:span></text:p>
              </text:list-header>
            </text:list>
          </draw:text-box>
        </draw:frame>
        <draw:frame presentation:style-name="pr7" draw:text-style-name="P5" xml:id="id14" draw:id="id14" draw:layer="layout" svg:width="26.67cm" svg:height="1.182cm" svg:x="0.508cm" svg:y="7.962cm" presentation:class="outline" presentation:user-transformed="true">
          <draw:text-box>
            <text:list text:style-name="L2">
              <text:list-header>
                <text:p><text:span text:style-name="T1">ls</text:span></text:p>
              </text:list-header>
            </text:list>
          </draw:text-box>
        </draw:frame>
        <draw:frame draw:style-name="gr4" draw:text-style-name="P2" draw:layer="layout" svg:width="6.293cm" svg:height="0.962cm" svg:x="0.762cm" svg:y="6.604cm">
          <draw:text-box>
            <text:p xml:id="id13" text:id="id13">Display ‘Hello World’</text:p>
          </draw:text-box>
        </draw:frame>
        <draw:frame draw:style-name="gr5" draw:text-style-name="P2" draw:layer="layout" svg:width="6.352cm" svg:height="0.962cm" svg:x="0.51cm" svg:y="9.652cm">
          <draw:text-box>
            <text:p xml:id="id15" text:id="id15">List directory content</text:p>
          </draw:text-box>
        </draw:frame>
        <draw:frame draw:style-name="gr6" draw:text-style-name="P2" draw:layer="layout" svg:width="23.114cm" svg:height="0.962cm" svg:x="0.508cm" svg:y="13.008cm">
          <draw:text-box>
            <text:p xml:id="id17" text:id="id17">Streams the text ‘Hello world’ to file tmp.txt in overwrite mode</text:p>
          </draw:text-box>
        </draw:frame>
        <draw:frame draw:style-name="gr6" draw:text-style-name="P2" draw:layer="layout" svg:width="23.114cm" svg:height="0.962cm" svg:x="0.508cm" svg:y="16.256cm">
          <draw:text-box>
            <text:p xml:id="id19" text:id="id19">Shows the file tmp.txt</text:p>
          </draw:text-box>
        </draw:frame>
        <draw:frame draw:style-name="gr6" draw:text-style-name="P2" draw:layer="layout" svg:width="23.114cm" svg:height="0.962cm" svg:x="0.508cm" svg:y="19.358cm">
          <draw:text-box>
            <text:p xml:id="id21" text:id="id21">Run the local executable bash script called run.sh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ob without replicates</text:p>
          </draw:text-box>
        </draw:frame>
        <draw:frame presentation:style-name="pr8" draw:text-style-name="P6" xml:id="id1" draw:id="id1" draw:layer="layout" svg:width="6.219cm" svg:height="1.27cm" svg:x="4.146cm" svg:y="6.35cm" presentation:class="outline" presentation:user-transformed="true">
          <draw:text-box>
            <text:list text:style-name="L2">
              <text:list-header>
                <text:p><text:span text:style-name="T2">run</text:span></text:p>
              </text:list-header>
            </text:list>
          </draw:text-box>
        </draw:frame>
        <draw:frame presentation:style-name="pr8" draw:text-style-name="P7" xml:id="id2" draw:id="id2" draw:layer="layout" svg:width="11.938cm" svg:height="1.27cm" svg:x="1.27cm" svg:y="14.224cm" presentation:class="outline" presentation:user-transformed="true">
          <draw:text-box>
            <text:list text:style-name="L2">
              <text:list-header>
                <text:p><text:span text:style-name="T3">job_with</text:span><text:span text:style-name="T3">out_rep</text:span></text:p>
              </text:list-header>
            </text:list>
          </draw:text-box>
        </draw:frame>
        <draw:connector draw:style-name="gr7" draw:text-style-name="P3" draw:layer="layout" draw:type="line" svg:x1="7.255cm" svg:y1="7.62cm" svg:x2="7.239cm" svg:y2="14.224cm" draw:start-shape="id1" draw:start-glue-point="2" draw:end-shape="id2" draw:end-glue-point="0" svg:d="M7255 7620l-16 6604" svg:viewBox="0 0 17 6605">
          <text:p/>
        </draw:connector>
        <draw:frame draw:style-name="gr8" draw:text-style-name="P2" draw:layer="layout" svg:width="8.406cm" svg:height="0.962cm" svg:x="7.342cm" svg:y="10.668cm">
          <draw:text-box>
            <text:p>puts in queue</text:p>
          </draw:text-box>
        </draw:frame>
        <draw:connector draw:style-name="gr7" draw:text-style-name="P3" draw:layer="layout" draw:type="line" svg:x1="13.208cm" svg:y1="14.859cm" svg:x2="20.828cm" svg:y2="14.859cm" draw:start-shape="id2" draw:start-glue-point="1" draw:end-shape="id3" draw:end-glue-point="3" svg:d="M13208 14859h7620" svg:viewBox="0 0 7621 1">
          <text:p/>
        </draw:connector>
        <draw:frame draw:style-name="gr9" draw:text-style-name="P2" draw:layer="layout" svg:width="2.581cm" svg:height="0.962cm" svg:x="15.748cm" svg:y="13.716cm">
          <draw:text-box>
            <text:p>creates</text:p>
          </draw:text-box>
        </draw:frame>
        <draw:frame presentation:style-name="pr8" draw:text-style-name="P7" xml:id="id3" draw:id="id3" draw:layer="layout" svg:width="6.35cm" svg:height="1.27cm" svg:x="20.828cm" svg:y="14.224cm" presentation:class="outline" presentation:user-transformed="true">
          <draw:text-box>
            <text:list text:style-name="L2">
              <text:list-header>
                <text:p><text:span text:style-name="T3">my.lo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‘Job without dependencies’ is not a true pipeline yet, as it does not have the output of one program as input of the nex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and check it</text:p>
          </draw:text-box>
        </draw:frame>
        <draw:frame presentation:style-name="pr7" draw:text-style-name="P5" draw:layer="layout" svg:width="26.67cm" svg:height="2.706cm" svg:x="0.762cm" svg:y="4.914cm" presentation:class="outline" presentation:user-transformed="true">
          <draw:text-box>
            <text:list text:style-name="L2">
              <text:list-header>
                <text:p><text:span text:style-name="T1">p230198@pg-</text:span><text:span text:style-name="T1">login:job_witho</text:span><text:span text:style-name="T1">ut_rep ./run</text:span></text:p>
              </text:list-header>
              <text:list-item>
                <text:p><text:span text:style-name="T1">Submitted batch </text:span><text:span text:style-name="T1">job 12345678</text:span></text:p>
              </text:list-item>
            </text:list>
          </draw:text-box>
        </draw:frame>
        <draw:frame presentation:style-name="pr7" draw:text-style-name="P5" draw:layer="layout" svg:width="26.67cm" svg:height="3.048cm" svg:x="0.762cm" svg:y="8.89cm" presentation:class="outline" presentation:user-transformed="true">
          <draw:text-box>
            <text:list text:style-name="L2">
              <text:list-header>
                <text:p><text:span text:style-name="T1">p230198@pg-</text:span><text:span text:style-name="T1">login:job_witho</text:span><text:span text:style-name="T1">ut_rep cat </text:span><text:span text:style-name="T1">my.log</text:span></text:p>
              </text:list-header>
              <text:list-item>
                <text:p><text:span text:style-name="T1">241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#!/bin/bash</text:span></text:p>
                <text:p><text:span text:style-name="T2">sbatch </text:span><text:span text:style-name="T2">job_without</text:span><text:span text:style-name="T2">_rep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b_without_rep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#!/bin/bash</text:span></text:p>
                <text:p><text:span text:style-name="T2">#SBATCH </text:span><text:span text:style-name="T2">--time=0:00</text:span><text:span text:style-name="T2">:01</text:span></text:p>
                <text:p><text:span text:style-name="T2">#SBATCH </text:span><text:span text:style-name="T2">--nodes=1</text:span></text:p>
                <text:p><text:span text:style-name="T2">#SBATCH </text:span><text:span text:style-name="T2">--ntasks-</text:span><text:span text:style-name="T2">per-node=1</text:span></text:p>
                <text:p><text:span text:style-name="T2">#SBATCH </text:span><text:span text:style-name="T2">--ntasks=1</text:span></text:p>
                <text:p><text:span text:style-name="T2">#SBATCH </text:span><text:span text:style-name="T2">--mem=1M</text:span></text:p>
                <text:p><text:span text:style-name="T2">#SBATCH </text:span><text:span text:style-name="T2">--job-</text:span><text:span text:style-name="T2">name=job_wi</text:span><text:span text:style-name="T2">thout_rep</text:span></text:p>
                <text:p><text:span text:style-name="T2">#SBATCH </text:span><text:span text:style-name="T2">--output=my</text:span><text:span text:style-name="T2">.log</text:span></text:p>
                <text:p><text:span text:style-name="T2">echo </text:span><text:span text:style-name="T2">$RANDOM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#2</text:p>
          </draw:text-box>
        </draw:frame>
        <draw:frame presentation:style-name="pr7" draw:text-style-name="P5" draw:layer="layout" svg:width="26.67cm" svg:height="1.69cm" svg:x="0.762cm" svg:y="4.66cm" presentation:class="outline" presentation:user-transformed="true">
          <draw:text-box>
            <text:list text:style-name="L2">
              <text:list-header>
                <text:p><text:span text:style-name="T1">echo "Hello </text:span><text:span text:style-name="T1">world" | cut -d </text:span><text:span text:style-name="T1">" " -f 1</text:span></text:p>
              </text:list-header>
            </text:list>
          </draw:text-box>
        </draw:frame>
        <draw:frame presentation:style-name="pr7" draw:text-style-name="P5" xml:id="id23" draw:id="id23" draw:layer="layout" svg:width="26.67cm" svg:height="1.27cm" svg:x="0.762cm" svg:y="7.874cm" presentation:class="outline" presentation:user-transformed="true">
          <draw:text-box>
            <text:list text:style-name="L2">
              <text:list-header>
                <text:p><text:span text:style-name="T1">echo "Hello world" | cut -d " " -f 1 &gt; tmp.txt</text:span></text:p>
              </text:list-header>
            </text:list>
          </draw:text-box>
        </draw:frame>
        <draw:frame presentation:style-name="pr7" draw:text-style-name="P5" xml:id="id26" draw:id="id26" draw:layer="layout" svg:width="26.67cm" svg:height="1.27cm" svg:x="0.762cm" svg:y="11.43cm" presentation:class="outline" presentation:user-transformed="true">
          <draw:text-box>
            <text:list text:style-name="L2">
              <text:list-header>
                <text:p><text:span text:style-name="T1">echo "Hello world" | cut -d " " -f 2 &gt;&gt; tmp.txt</text:span></text:p>
              </text:list-header>
            </text:list>
          </draw:text-box>
        </draw:frame>
        <draw:frame presentation:style-name="pr7" draw:text-style-name="P5" xml:id="id29" draw:id="id29" draw:layer="layout" svg:width="26.67cm" svg:height="2.794cm" svg:x="0.762cm" svg:y="14.986cm" presentation:class="outline" presentation:user-transformed="true">
          <draw:text-box>
            <text:list text:style-name="L2">
              <text:list-header>
                <text:p><text:span text:style-name="T1">hi=`echo "Hello world" | cut -d " " -f 1`</text:span></text:p>
              </text:list-header>
              <text:list-item>
                <text:p><text:span text:style-name="T1">echo $hi</text:span></text:p>
              </text:list-item>
            </text:list>
          </draw:text-box>
        </draw:frame>
        <draw:frame draw:style-name="gr6" draw:text-style-name="P2" draw:layer="layout" svg:width="26.669cm" svg:height="0.962cm" svg:x="0.763cm" svg:y="6.658cm">
          <draw:text-box>
            <text:p xml:id="id22" text:id="id22">Pipe the words ‘Hello world’ to cut. Show, using space as a delimiter, the first field</text:p>
          </draw:text-box>
        </draw:frame>
        <draw:frame draw:style-name="gr10" draw:text-style-name="P2" draw:layer="layout" svg:width="26.669cm" svg:height="1.673cm" svg:x="0.763cm" svg:y="9.452cm">
          <draw:text-box>
            <text:p xml:id="id24" text:id="id24">Pipe the words ‘Hello world’ to cut. </text:p>
            <text:p xml:id="id25" text:id="id25">Stream, using space as a delimiter, the first field to tmp.txt in overwrite mode</text:p>
          </draw:text-box>
        </draw:frame>
        <draw:frame draw:style-name="gr10" draw:text-style-name="P2" draw:layer="layout" svg:width="26.669cm" svg:height="1.673cm" svg:x="0.763cm" svg:y="12.954cm">
          <draw:text-box>
            <text:p xml:id="id27" text:id="id27">Pipe the words ‘Hello world’ to cut. </text:p>
            <text:p xml:id="id28" text:id="id28">Append, using space as a delimiter, the second field to tmp.txt</text:p>
          </draw:text-box>
        </draw:frame>
        <draw:frame draw:style-name="gr11" draw:text-style-name="P2" draw:layer="layout" svg:width="26.669cm" svg:height="3.095cm" svg:x="0.762cm" svg:y="17.905cm">
          <draw:text-box>
            <text:p xml:id="id30" text:id="id30">Pipe the words ‘Hello world’ to cut. </text:p>
            <text:p xml:id="id31" text:id="id31">Extract, using space as a delimiter, the first field. </text:p>
            <text:p xml:id="id32" text:id="id32">Store this result in the variable called ‘hi’</text:p>
            <text:p xml:id="id33" text:id="id33">Display the content of the variable ‘hi’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ob with replicates</text:p>
          </draw:text-box>
        </draw:frame>
        <draw:frame presentation:style-name="pr8" draw:text-style-name="P6" xml:id="id6" draw:id="id6" draw:layer="layout" svg:width="3.81cm" svg:height="1.27cm" svg:x="0.508cm" svg:y="6.35cm" presentation:class="outline" presentation:user-transformed="true">
          <draw:text-box>
            <text:list text:style-name="L2">
              <text:list-header>
                <text:p><text:span text:style-name="T2">run</text:span></text:p>
              </text:list-header>
            </text:list>
          </draw:text-box>
        </draw:frame>
        <draw:frame presentation:style-name="pr8" draw:text-style-name="P7" xml:id="id4" draw:id="id4" draw:layer="layout" svg:width="8.89cm" svg:height="1.27cm" svg:x="4.064cm" svg:y="13.195cm" presentation:class="outline" presentation:user-transformed="true">
          <draw:text-box>
            <text:list text:style-name="L2">
              <text:list-header>
                <text:p><text:span text:style-name="T3">job_</text:span><text:span text:style-name="T3">with</text:span><text:span text:style-name="T3">_rep</text:span></text:p>
              </text:list-header>
            </text:list>
          </draw:text-box>
        </draw:frame>
        <draw:frame draw:style-name="gr12" draw:text-style-name="P2" draw:layer="layout" svg:width="4.85cm" svg:height="0.962cm" svg:x="2.77cm" svg:y="10.214cm">
          <draw:text-box>
            <text:p>puts in queue</text:p>
          </draw:text-box>
        </draw:frame>
        <draw:connector draw:style-name="gr7" draw:text-style-name="P3" draw:layer="layout" draw:type="line" svg:x1="12.954cm" svg:y1="13.83cm" svg:x2="19.304cm" svg:y2="13.83cm" draw:start-shape="id4" draw:start-glue-point="1" draw:end-shape="id5" draw:end-glue-point="3" svg:d="M12954 13830h6350" svg:viewBox="0 0 6351 1">
          <text:p/>
        </draw:connector>
        <draw:frame draw:style-name="gr9" draw:text-style-name="P2" draw:layer="layout" svg:width="2.581cm" svg:height="0.962cm" svg:x="15.182cm" svg:y="12.7cm">
          <draw:text-box>
            <text:p>creates</text:p>
          </draw:text-box>
        </draw:frame>
        <draw:frame presentation:style-name="pr8" draw:text-style-name="P7" xml:id="id5" draw:id="id5" draw:layer="layout" svg:width="6.35cm" svg:height="1.27cm" svg:x="19.304cm" svg:y="13.195cm" presentation:class="outline" presentation:user-transformed="true">
          <draw:text-box>
            <text:list text:style-name="L2">
              <text:list-header>
                <text:p><text:span text:style-name="T3">my-1.log</text:span></text:p>
              </text:list-header>
            </text:list>
          </draw:text-box>
        </draw:frame>
        <draw:frame presentation:style-name="pr8" draw:text-style-name="P7" xml:id="id9" draw:id="id9" draw:layer="layout" svg:width="8.89cm" svg:height="1.27cm" svg:x="4.064cm" svg:y="14.719cm" presentation:class="outline" presentation:user-transformed="true">
          <draw:text-box>
            <text:list text:style-name="L2">
              <text:list-header>
                <text:p><text:span text:style-name="T3">job_with_rep</text:span></text:p>
              </text:list-header>
            </text:list>
          </draw:text-box>
        </draw:frame>
        <draw:frame presentation:style-name="pr8" draw:text-style-name="P7" xml:id="id8" draw:id="id8" draw:layer="layout" svg:width="8.89cm" svg:height="1.27cm" svg:x="4.064cm" svg:y="16.243cm" presentation:class="outline" presentation:user-transformed="true">
          <draw:text-box>
            <text:list text:style-name="L2">
              <text:list-header>
                <text:p><text:span text:style-name="T3">job_with_rep</text:span></text:p>
              </text:list-header>
            </text:list>
          </draw:text-box>
        </draw:frame>
        <draw:frame presentation:style-name="pr8" draw:text-style-name="P7" xml:id="id7" draw:id="id7" draw:layer="layout" svg:width="8.89cm" svg:height="1.27cm" svg:x="4.064cm" svg:y="17.767cm" presentation:class="outline" presentation:user-transformed="true">
          <draw:text-box>
            <text:list text:style-name="L2">
              <text:list-header>
                <text:p><text:span text:style-name="T3">job_with_rep</text:span></text:p>
              </text:list-header>
            </text:list>
          </draw:text-box>
        </draw:frame>
        <draw:connector draw:style-name="gr7" draw:text-style-name="P3" draw:layer="layout" svg:x1="2.413cm" svg:y1="7.62cm" svg:x2="4.064cm" svg:y2="13.83cm" draw:start-shape="id6" draw:start-glue-point="2" draw:end-shape="id4" draw:end-glue-point="3" svg:d="M2413 7620v6210h1651" svg:viewBox="0 0 1652 6211">
          <text:p/>
        </draw:connector>
        <draw:connector draw:style-name="gr7" draw:text-style-name="P3" draw:layer="layout" svg:x1="2.413cm" svg:y1="7.62cm" svg:x2="4.064cm" svg:y2="18.402cm" draw:start-shape="id6" draw:start-glue-point="2" draw:end-shape="id7" draw:end-glue-point="3" svg:d="M2413 7620v10782h1651" svg:viewBox="0 0 1652 10783">
          <text:p/>
        </draw:connector>
        <draw:connector draw:style-name="gr7" draw:text-style-name="P3" draw:layer="layout" svg:x1="2.413cm" svg:y1="7.62cm" svg:x2="4.064cm" svg:y2="16.878cm" draw:start-shape="id6" draw:start-glue-point="2" draw:end-shape="id8" draw:end-glue-point="3" svg:d="M2413 7620v9258h1651" svg:viewBox="0 0 1652 9259">
          <text:p/>
        </draw:connector>
        <draw:connector draw:style-name="gr7" draw:text-style-name="P3" draw:layer="layout" svg:x1="2.413cm" svg:y1="7.62cm" svg:x2="4.064cm" svg:y2="15.354cm" draw:start-shape="id6" draw:start-glue-point="2" draw:end-shape="id9" draw:end-glue-point="3" svg:d="M2413 7620v7734h1651" svg:viewBox="0 0 1652 7735">
          <text:p/>
        </draw:connector>
        <draw:frame presentation:style-name="pr8" draw:text-style-name="P7" xml:id="id10" draw:id="id10" draw:layer="layout" svg:width="6.35cm" svg:height="1.27cm" svg:x="19.304cm" svg:y="14.719cm" presentation:class="outline" presentation:user-transformed="true">
          <draw:text-box>
            <text:list text:style-name="L2">
              <text:list-header>
                <text:p><text:span text:style-name="T3">my-2.log</text:span></text:p>
              </text:list-header>
            </text:list>
          </draw:text-box>
        </draw:frame>
        <draw:frame presentation:style-name="pr8" draw:text-style-name="P7" xml:id="id11" draw:id="id11" draw:layer="layout" svg:width="6.35cm" svg:height="1.27cm" svg:x="19.304cm" svg:y="16.243cm" presentation:class="outline" presentation:user-transformed="true">
          <draw:text-box>
            <text:list text:style-name="L2">
              <text:list-header>
                <text:p><text:span text:style-name="T3">my-3.log</text:span></text:p>
              </text:list-header>
            </text:list>
          </draw:text-box>
        </draw:frame>
        <draw:frame presentation:style-name="pr8" draw:text-style-name="P7" xml:id="id12" draw:id="id12" draw:layer="layout" svg:width="6.35cm" svg:height="1.27cm" svg:x="19.304cm" svg:y="17.767cm" presentation:class="outline" presentation:user-transformed="true">
          <draw:text-box>
            <text:list text:style-name="L2">
              <text:list-header>
                <text:p><text:span text:style-name="T3">my-4.log</text:span></text:p>
              </text:list-header>
            </text:list>
          </draw:text-box>
        </draw:frame>
        <draw:connector draw:style-name="gr7" draw:text-style-name="P3" draw:layer="layout" draw:type="lines" svg:x1="12.954cm" svg:y1="15.354cm" svg:x2="19.304cm" svg:y2="15.354cm" draw:start-shape="id9" draw:start-glue-point="1" draw:end-shape="id10" draw:end-glue-point="3" svg:d="M12954 15354h501 5348 501" svg:viewBox="0 0 6351 1">
          <text:p/>
        </draw:connector>
        <draw:connector draw:style-name="gr7" draw:text-style-name="P3" draw:layer="layout" draw:type="lines" svg:x1="12.954cm" svg:y1="16.878cm" svg:x2="19.304cm" svg:y2="16.878cm" draw:start-shape="id8" draw:start-glue-point="1" draw:end-shape="id11" draw:end-glue-point="3" svg:d="M12954 16878h501 5348 501" svg:viewBox="0 0 6351 1">
          <text:p/>
        </draw:connector>
        <draw:connector draw:style-name="gr7" draw:text-style-name="P3" draw:layer="layout" draw:type="lines" svg:x1="12.954cm" svg:y1="18.402cm" svg:x2="19.304cm" svg:y2="18.402cm" draw:start-shape="id7" draw:start-glue-point="1" draw:end-shape="id12" draw:end-glue-point="3" svg:d="M12954 18402h501 5348 501" svg:viewBox="0 0 6351 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‘Job without dependencies’ is not a true pipeline yet, as it does not have the output of one program as input of the next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and check it</text:p>
          </draw:text-box>
        </draw:frame>
        <draw:frame presentation:style-name="pr7" draw:text-style-name="P5" draw:layer="layout" svg:width="26.67cm" svg:height="2.706cm" svg:x="0.762cm" svg:y="4.914cm" presentation:class="outline" presentation:user-transformed="true">
          <draw:text-box>
            <text:list text:style-name="L2">
              <text:list-header>
                <text:p><text:span text:style-name="T1">p230198@pg-</text:span><text:span text:style-name="T1">login:job_with_</text:span><text:span text:style-name="T1">rep ./run</text:span></text:p>
              </text:list-header>
              <text:list-item>
                <text:p><text:span text:style-name="T1">Submitted batch </text:span><text:span text:style-name="T1">job 12345678</text:span></text:p>
              </text:list-item>
            </text:list>
          </draw:text-box>
        </draw:frame>
        <draw:frame presentation:style-name="pr7" draw:text-style-name="P5" draw:layer="layout" svg:width="26.67cm" svg:height="10.414cm" svg:x="0.762cm" svg:y="8.89cm" presentation:class="outline" presentation:user-transformed="true">
          <draw:text-box>
            <text:list text:style-name="L2">
              <text:list-header>
                <text:p><text:span text:style-name="T1">p230198@pg-</text:span><text:span text:style-name="T1">login:job_with_</text:span><text:span text:style-name="T1">rep cat *.log</text:span></text:p>
              </text:list-header>
              <text:list-item>
                <text:p><text:span text:style-name="T1">1234</text:span></text:p>
              </text:list-item>
              <text:list-item>
                <text:p><text:span text:style-name="T1">4321</text:span></text:p>
              </text:list-item>
              <text:list-item>
                <text:p><text:span text:style-name="T1">1111</text:span></text:p>
              </text:list-item>
              <text:list-item>
                <text:p><text:span text:style-name="T1">4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#!/bin/bash</text:span></text:p>
                <text:p><text:span text:style-name="T2">for i in </text:span><text:span text:style-name="T2">{1..4}</text:span></text:p>
                <text:p><text:span text:style-name="T2">do</text:span></text:p>
                <text:p><text:span text:style-name="T2"><text:s text:c="2"/></text:span><text:span text:style-name="T2">sbatch </text:span><text:span text:style-name="T2">job_with_re</text:span><text:span text:style-name="T2">p </text:span></text:p>
                <text:p><text:span text:style-name="T2">don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b_with_rep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#!/bin/bash</text:span></text:p>
                <text:p><text:span text:style-name="T2">#SBATCH </text:span><text:span text:style-name="T2">--time=0:00</text:span><text:span text:style-name="T2">:01</text:span></text:p>
                <text:p><text:span text:style-name="T2">#SBATCH </text:span><text:span text:style-name="T2">--nodes=1</text:span></text:p>
                <text:p><text:span text:style-name="T2">#SBATCH </text:span><text:span text:style-name="T2">--ntasks-</text:span><text:span text:style-name="T2">per-node=1</text:span></text:p>
                <text:p><text:span text:style-name="T2">#SBATCH </text:span><text:span text:style-name="T2">--ntasks=1</text:span></text:p>
                <text:p><text:span text:style-name="T2">#SBATCH </text:span><text:span text:style-name="T2">--mem=1M</text:span></text:p>
                <text:p><text:span text:style-name="T2">#SBATCH </text:span><text:span text:style-name="T2">--job-</text:span><text:span text:style-name="T2">name=job_wi</text:span><text:span text:style-name="T2">th_rep</text:span></text:p>
                <text:p><text:span text:style-name="T2">#SBATCH </text:span><text:span text:style-name="T2">--output=my</text:span><text:span text:style-name="T2">-%j.log</text:span></text:p>
                <text:p><text:span text:style-name="T2">echo </text:span><text:span text:style-name="T2">$RANDO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#3</text:p>
          </draw:text-box>
        </draw:frame>
        <draw:frame presentation:style-name="pr7" draw:text-style-name="P5" draw:layer="layout" svg:width="26.67cm" svg:height="1.182cm" svg:x="0.762cm" svg:y="4.66cm" presentation:class="outline" presentation:user-transformed="true">
          <draw:text-box>
            <text:list text:style-name="L2">
              <text:list-header>
                <text:p><text:span text:style-name="T1">egrep -R </text:span><text:span text:style-name="T1">“error”</text:span></text:p>
              </text:list-header>
            </text:list>
          </draw:text-box>
        </draw:frame>
        <draw:frame draw:style-name="gr6" draw:text-style-name="P9" draw:layer="layout" svg:width="26.669cm" svg:height="0.962cm" svg:x="0.763cm" svg:y="6.15cm">
          <draw:text-box>
            <text:p xml:id="id34" text:id="id34"><text:span text:style-name="T4">Searches all files in folders and subfolders for the regex ‘error’</text:span></text:p>
          </draw:text-box>
        </draw:frame>
        <draw:frame presentation:style-name="pr7" draw:text-style-name="P5" xml:id="id35" draw:id="id35" draw:layer="layout" svg:width="26.67cm" svg:height="1.182cm" svg:x="0.762cm" svg:y="7.62cm" presentation:class="outline" presentation:user-transformed="true">
          <draw:text-box>
            <text:list text:style-name="L2">
              <text:list-header>
                <text:p><text:span text:style-name="T1">egrep -iR “error”</text:span></text:p>
              </text:list-header>
            </text:list>
          </draw:text-box>
        </draw:frame>
        <draw:frame draw:style-name="gr6" draw:text-style-name="P9" draw:layer="layout" svg:width="26.669cm" svg:height="0.962cm" svg:x="0.763cm" svg:y="9.11cm">
          <draw:text-box>
            <text:p xml:id="id36" text:id="id36"><text:span text:style-name="T4">Searches all files in folders and subfolders for the regex ‘error’, case insensitively</text:span></text:p>
          </draw:text-box>
        </draw:frame>
        <draw:frame presentation:style-name="pr7" draw:text-style-name="P5" xml:id="id37" draw:id="id37" draw:layer="layout" svg:width="26.67cm" svg:height="1.182cm" svg:x="0.762cm" svg:y="10.502cm" presentation:class="outline" presentation:user-transformed="true">
          <draw:text-box>
            <text:list text:style-name="L2">
              <text:list-header>
                <text:p><text:span text:style-name="T1">egrep -iR “error” --include=*.log</text:span></text:p>
              </text:list-header>
            </text:list>
          </draw:text-box>
        </draw:frame>
        <draw:frame draw:style-name="gr10" draw:text-style-name="P9" draw:layer="layout" svg:width="26.669cm" svg:height="1.673cm" svg:x="0.763cm" svg:y="11.992cm">
          <draw:text-box>
            <text:p xml:id="id38" text:id="id38"><text:span text:style-name="T4">Searches all files with a .log file extension in folders and subfolders for the regex ‘error’, case insensitively</text:span></text:p>
          </draw:text-box>
        </draw:frame>
        <draw:frame presentation:style-name="pr7" draw:text-style-name="P5" xml:id="id39" draw:id="id39" draw:layer="layout" svg:width="26.67cm" svg:height="2.286cm" svg:x="0.762cm" svg:y="13.97cm" presentation:class="outline" presentation:user-transformed="true">
          <draw:text-box>
            <text:list text:style-name="L2">
              <text:list-header>
                <text:p><text:span text:style-name="T1">scp p230198@peregrine.hpc.rug.nl:/home/p230198/any_folder/*.* ~/any_other_folder</text:span></text:p>
              </text:list-header>
            </text:list>
          </draw:text-box>
        </draw:frame>
        <draw:frame draw:style-name="gr6" draw:text-style-name="P9" draw:layer="layout" svg:width="26.669cm" svg:height="0.962cm" svg:x="0.763cm" svg:y="16.51cm">
          <draw:text-box>
            <text:p xml:id="id40" text:id="id40"><text:span text:style-name="T4">Securely copy all files from a Peregrine folder to a folder in your LWP home</text:span></text:p>
          </draw:text-box>
        </draw:frame>
        <draw:frame presentation:style-name="pr7" draw:text-style-name="P5" xml:id="id41" draw:id="id41" draw:layer="layout" svg:width="26.67cm" svg:height="1.27cm" svg:x="0.762cm" svg:y="17.526cm" presentation:class="outline" presentation:user-transformed="true">
          <draw:text-box>
            <text:list text:style-name="L2">
              <text:list-header>
                <text:p><text:span text:style-name="T1">echo “alias q='squeue -u $USER'” &gt;&gt; ~/.bashrc</text:span></text:p>
              </text:list-header>
            </text:list>
          </draw:text-box>
        </draw:frame>
        <draw:frame draw:style-name="gr6" draw:text-style-name="P9" draw:layer="layout" svg:width="26.669cm" svg:height="0.962cm" svg:x="0.762cm" svg:y="19.05cm">
          <draw:text-box>
            <text:p xml:id="id42" text:id="id42"><text:span text:style-name="T4">Use the command ‘q’ to show your jobs in the queue (after a restar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ting up jobs is easy</text:p>
              </text:list-item>
              <text:list-item>
                <text:p>Some knowledge of bash is usefu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7-11T14:17:02.443252217</meta:creation-date>
    <dc:date>2017-01-11T18:42:19.518929638</dc:date>
    <meta:editing-duration>PT5H29M14S</meta:editing-duration>
    <meta:editing-cycles>230</meta:editing-cycles>
    <meta:generator>LibreOffice/5.2.2.2$Linux_X86_64 LibreOffice_project/20m0$Build-2</meta:generator>
    <meta:document-statistic meta:object-count="134"/>
  </office:meta>
</office:document-meta>
</file>